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dd7a" officeooo:paragraph-rsid="0017dd7a" style:font-weight-asian="bold" style:font-weight-complex="bold"/>
    </style:style>
    <style:style style:name="P2" style:family="paragraph" style:parent-style-name="Standard">
      <style:text-properties fo:font-style="italic" fo:font-weight="normal" officeooo:rsid="0017dd7a" officeooo:paragraph-rsid="0017dd7a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1ca8d1" officeooo:paragraph-rsid="001ca8d1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1e8fb8" officeooo:paragraph-rsid="001e8fb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1ed35e" officeooo:paragraph-rsid="001ed35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bold" officeooo:rsid="001ed35e" officeooo:paragraph-rsid="001ed35e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20f00e" officeooo:paragraph-rsid="0020f00e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241334" officeooo:paragraph-rsid="00241334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5d535" officeooo:paragraph-rsid="0025d535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2eeb10" officeooo:paragraph-rsid="002eeb1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1b489" officeooo:paragraph-rsid="0031b489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3453a" officeooo:paragraph-rsid="0033453a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normal" fo:font-weight="normal" officeooo:rsid="001ca8d1" officeooo:paragraph-rsid="001ca8d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20f00e" officeooo:paragraph-rsid="0020f00e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34e0ca" officeooo:paragraph-rsid="0034e0ca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f8104"/>
    </style:style>
    <style:style style:name="T3" style:family="text">
      <style:text-properties style:text-position="super 58%" style:font-name="Liberation Serif" style:font-name-asian="SimSun" style:font-name-complex="Mangal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e8fb8"/>
    </style:style>
    <style:style style:name="T6" style:family="text">
      <style:text-properties style:text-position="0% 100%" officeooo:rsid="001f8104"/>
    </style:style>
    <style:style style:name="T7" style:family="text">
      <style:text-properties style:text-position="0% 100%" style:font-name="Liberation Serif1" style:font-name-asian="Liberation Serif1" style:font-name-complex="Liberation Serif1"/>
    </style:style>
    <style:style style:name="T8" style:family="text">
      <style:text-properties style:text-position="0% 100%" style:font-name="Liberation Serif1" fo:font-style="normal" officeooo:rsid="00296dae" style:font-name-asian="Liberation Serif1" style:font-style-asian="normal" style:font-name-complex="Liberation Serif1" style:font-style-complex="normal"/>
    </style:style>
    <style:style style:name="T9" style:family="text">
      <style:text-properties style:text-position="0% 100%" style:font-name="Liberation Serif" style:font-name-asian="SimSun" style:font-name-complex="Mangal"/>
    </style:style>
    <style:style style:name="T10" style:family="text">
      <style:text-properties style:text-position="0% 100%" style:font-name="Liberation Serif" officeooo:rsid="0022c631" style:font-name-asian="SimSun" style:font-name-complex="Mangal"/>
    </style:style>
    <style:style style:name="T11" style:family="text">
      <style:text-properties style:text-position="0% 100%" style:font-name="Liberation Serif" officeooo:rsid="00257a6a" style:font-name-asian="SimSun" style:font-name-complex="Mangal"/>
    </style:style>
    <style:style style:name="T12" style:family="text">
      <style:text-properties style:text-position="0% 100%" style:font-name="Liberation Serif" officeooo:rsid="00296dae" style:font-name-asian="SimSun" style:font-name-complex="Mangal"/>
    </style:style>
    <style:style style:name="T13" style:family="text">
      <style:text-properties style:text-position="0% 100%" style:font-name="Liberation Serif" fo:font-style="normal" fo:font-weight="normal" style:font-name-asian="SimSun" style:font-style-asian="normal" style:font-weight-asian="normal" style:font-name-complex="Mangal" style:font-style-complex="normal" style:font-weight-complex="normal"/>
    </style:style>
    <style:style style:name="T14" style:family="text">
      <style:text-properties style:text-position="0% 100%" style:font-name="Liberation Serif" fo:font-style="normal" fo:font-weight="normal" officeooo:rsid="0022c631" style:font-name-asian="SimSun" style:font-style-asian="normal" style:font-weight-asian="normal" style:font-name-complex="Mangal" style:font-style-complex="normal" style:font-weight-complex="normal"/>
    </style:style>
    <style:style style:name="T15" style:family="text">
      <style:text-properties style:text-position="0% 100%" style:font-name="Liberation Serif" fo:font-style="normal" fo:font-weight="normal" officeooo:rsid="00257a6a" style:font-name-asian="SimSun" style:font-style-asian="normal" style:font-weight-asian="normal" style:font-name-complex="Mangal" style:font-style-complex="normal" style:font-weight-complex="normal"/>
    </style:style>
    <style:style style:name="T16" style:family="text">
      <style:text-properties style:text-position="0% 100%" style:font-name="Liberation Serif" fo:font-style="normal" fo:font-weight="normal" officeooo:rsid="00285a01" style:font-name-asian="SimSun" style:font-style-asian="normal" style:font-weight-asian="normal" style:font-name-complex="Mangal" style:font-style-complex="normal" style:font-weight-complex="normal"/>
    </style:style>
    <style:style style:name="T17" style:family="text">
      <style:text-properties style:text-position="0% 100%" style:font-name="Liberation Serif" fo:font-style="normal" fo:font-weight="normal" officeooo:rsid="00296dae" style:font-name-asian="SimSun" style:font-style-asian="normal" style:font-weight-asian="normal" style:font-name-complex="Mangal" style:font-style-complex="normal" style:font-weight-complex="normal"/>
    </style:style>
    <style:style style:name="T18" style:family="text">
      <style:text-properties style:text-position="0% 100%" style:font-name="Liberation Serif" fo:font-style="normal" fo:font-weight="normal" officeooo:rsid="002cfafd" style:font-name-asian="SimSun" style:font-style-asian="normal" style:font-weight-asian="normal" style:font-name-complex="Mangal" style:font-style-complex="normal" style:font-weight-complex="normal"/>
    </style:style>
    <style:style style:name="T19" style:family="text">
      <style:text-properties style:text-position="0% 100%" style:font-name="Liberation Serif" fo:font-style="normal" fo:font-weight="normal" officeooo:rsid="002da885" style:font-name-asian="SimSun" style:font-style-asian="normal" style:font-weight-asian="normal" style:font-name-complex="Mangal" style:font-style-complex="normal" style:font-weight-complex="normal"/>
    </style:style>
    <style:style style:name="T20" style:family="text">
      <style:text-properties style:text-position="0% 100%" style:font-name="Liberation Serif" fo:font-style="normal" style:font-name-asian="SimSun" style:font-style-asian="normal" style:font-name-complex="Mangal" style:font-style-complex="normal"/>
    </style:style>
    <style:style style:name="T21" style:family="text">
      <style:text-properties style:text-position="0% 100%" style:font-name="Liberation Serif" fo:font-style="normal" officeooo:rsid="00296dae" style:font-name-asian="SimSun" style:font-style-asian="normal" style:font-name-complex="Mangal" style:font-style-complex="normal"/>
    </style:style>
    <style:style style:name="T22" style:family="text">
      <style:text-properties style:text-position="0% 100%" style:font-name="Liberation Serif" fo:font-weight="normal" officeooo:rsid="002cfafd" style:font-name-asian="SimSun" style:font-weight-asian="normal" style:font-name-complex="Mangal" style:font-weight-complex="normal"/>
    </style:style>
    <style:style style:name="T23" style:family="text">
      <style:text-properties style:text-position="0% 100%" style:font-name="Liberation Serif" fo:font-weight="normal" officeooo:rsid="002da885" style:font-name-asian="SimSun" style:font-weight-asian="normal" style:font-name-complex="Mangal" style:font-weight-complex="normal"/>
    </style:style>
    <style:style style:name="T24" style:family="text">
      <style:text-properties style:text-position="sub 58%"/>
    </style:style>
    <style:style style:name="T25" style:family="text">
      <style:text-properties style:text-position="sub 58%" style:font-name="Liberation Serif" style:font-name-asian="SimSun" style:font-name-complex="Mangal"/>
    </style:style>
    <style:style style:name="T26" style:family="text">
      <style:text-properties style:text-position="sub 58%" style:font-name="Liberation Serif" officeooo:rsid="00257a6a" style:font-name-asian="SimSun" style:font-name-complex="Mangal"/>
    </style:style>
    <style:style style:name="T27" style:family="text">
      <style:text-properties officeooo:rsid="001933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 <text:span text:style-name="T27">Arrange in growth rate</text:span></text:p>
      <text:p text:style-name="P1"/>
      <text:p text:style-name="P2">4n<text:span text:style-name="T1">2 <text:s text:c="4"/></text:span><text:span text:style-name="T4">log</text:span><text:span text:style-name="T24">3</text:span><text:span text:style-name="T4">n <text:s text:c="4"/>n! <text:s text:c="4"/>3</text:span><text:span text:style-name="T1">N </text:span><text:span text:style-name="T4"><text:s text:c="4"/>20n <text:s text:c="4"/>2 <text:s text:c="4"/>log</text:span><text:span text:style-name="T24">2</text:span><text:span text:style-name="T4">n <text:s text:c="5"/>n</text:span><text:span text:style-name="T1">2/3</text:span></text:p>
      <text:p text:style-name="P2"><text:span text:style-name="T4"/></text:p>
      <text:p text:style-name="P13"><text:span text:style-name="T4">A table can easily show which expression has the slower growth rate</text:span></text:p>
      <text:p text:style-name="P13"><text:span text:style-name="T4"/></text:p>
      <text:p text:style-name="P3"><text:span text:style-name="T4">n<text:tab/>4n</text:span><text:span text:style-name="T1">2<text:tab/></text:span><text:span text:style-name="T4">log</text:span><text:span text:style-name="T24">3</text:span><text:span text:style-name="T4">n<text:tab/>n!<text:tab/>3</text:span><text:span text:style-name="T1">N<text:tab/></text:span><text:span text:style-name="T4">20n<text:tab/>2<text:tab/>log</text:span><text:span text:style-name="T24">2</text:span><text:span text:style-name="T4">n<text:tab/>n</text:span><text:span text:style-name="T1">2/3</text:span></text:p>
      <text:p text:style-name="P3"><text:span text:style-name="T4"/></text:p>
      <text:p text:style-name="P3"><text:span text:style-name="T4">0<text:tab/>0<text:tab/>0<text:tab/>1<text:tab/>1<text:tab/>0<text:tab/>2<text:tab/>NA<text:tab/>0</text:span></text:p>
      <text:p text:style-name="P3"><text:span text:style-name="T4">1<text:tab/>4<text:tab/>0<text:tab/>1<text:tab/>3<text:tab/>20<text:tab/>2<text:tab/>0<text:tab/>1</text:span></text:p>
      <text:p text:style-name="P3"><text:span text:style-name="T4">2<text:tab/>16<text:tab/>0<text:tab/>2<text:tab/>9<text:tab/>40<text:tab/>2<text:tab/>1<text:tab/>1.59</text:span></text:p>
      <text:p text:style-name="P3"><text:span text:style-name="T4">3<text:tab/>36<text:tab/>1<text:tab/>6<text:tab/>27<text:tab/>60<text:tab/>2<text:tab/>1.58<text:tab/>2.08</text:span></text:p>
      <text:p text:style-name="P3"><text:span text:style-name="T4">4<text:tab/>64<text:tab/>1.26<text:tab/>24<text:tab/>81<text:tab/>80<text:tab/>2<text:tab/></text:span><text:span text:style-name="T5">2<text:tab/>2.51</text:span></text:p>
      <text:p text:style-name="P4"><text:span text:style-name="T4">5<text:tab/>100<text:tab/>1.46<text:tab/>120<text:tab/>243<text:tab/>100<text:tab/>2<text:tab/>2.32<text:tab/>2.92</text:span></text:p>
      <text:p text:style-name="P5"><text:span text:style-name="T4">6<text:tab/>144<text:tab/>1.64<text:tab/>720<text:tab/>729<text:tab/>120<text:tab/>2<text:tab/>2.58<text:tab/>3.30</text:span></text:p>
      <text:p text:style-name="P4"><text:span text:style-name="T4"/></text:p>
      <text:p text:style-name="P6"><text:span text:style-name="T4">2→ log</text:span><text:span text:style-name="T24">3</text:span><text:span text:style-name="T4">n → log</text:span><text:span text:style-name="T24">2</text:span><text:span text:style-name="T4">n → n</text:span><text:span text:style-name="T1">2/3</text:span><text:span text:style-name="T4"> → </text:span><text:span text:style-name="T6">20n → 4n</text:span><text:span text:style-name="T2">2</text:span><text:span text:style-name="T6"> → 3</text:span><text:span text:style-name="T2">n</text:span><text:span text:style-name="T6"> → n!</text:span></text:p>
      <text:p text:style-name="P6"><text:span text:style-name="T6"/></text:p>
      <text:p text:style-name="P6"><text:span text:style-name="T6"/></text:p>
      <text:p text:style-name="P14"><text:span text:style-name="T6">3.</text:span><text:span text:style-name="T4">4</text:span></text:p>
      <text:p text:style-name="P14"><text:span text:style-name="T4"/></text:p>
      <text:p text:style-name="P7"><text:span text:style-name="T4">T(n) = 3 </text:span><text:span text:style-name="T7">∙</text:span><text:span text:style-name="T9"> 2</text:span><text:span text:style-name="T3">n</text:span><text:span text:style-name="T9"> <text:s/></text:span><text:span text:style-name="T13">, </text:span><text:span text:style-name="T17">this algorithm has an nth exponential growth rate, then </text:span><text:span text:style-name="T8">√</text:span><text:span text:style-name="T12">(64) = </text:span><text:span text:style-name="T21">8</text:span><text:span text:style-name="T17">, </text:span><text:span text:style-name="T18">with </text:span><text:span text:style-name="T22">n </text:span><text:span text:style-name="T18">number of inputs, a faster computer will process </text:span><text:span text:style-name="T22">8</text:span><text:span text:style-name="T18"> more computations</text:span></text:p>
      <text:p text:style-name="P7"><text:span text:style-name="T14"/></text:p>
      <text:p text:style-name="P8"><text:span text:style-name="T10">T</text:span><text:span text:style-name="T9">(n) = n</text:span><text:span text:style-name="T3">2</text:span><text:span text:style-name="T9"> </text:span><text:span text:style-name="T25">, </text:span><text:span text:style-name="T16">this algorithm has an exponential growth rate</text:span><text:span text:style-name="T13">, then </text:span><text:span text:style-name="T11">log</text:span><text:span text:style-name="T26">2</text:span><text:span text:style-name="T11">64 = 6</text:span><text:span text:style-name="T15">, thus the only difference when ran on a 64 times faster computer is that it </text:span><text:span text:style-name="T16">will</text:span><text:span text:style-name="T15"> process 6 more computations, </text:span><text:span text:style-name="T16">which doesn't make it any better than the old computer</text:span></text:p>
      <text:p text:style-name="P8"><text:span text:style-name="T15"/></text:p>
      <text:p text:style-name="P9"><text:span text:style-name="T11">T</text:span><text:span text:style-name="T9">(n) = 8n</text:span><text:span text:style-name="T13"> , </text:span><text:span text:style-name="T19">this algorithm has a linear growth rate, for some constant </text:span><text:span text:style-name="T23">c </text:span><text:span text:style-name="T19">in </text:span><text:span text:style-name="T23">T(n) = cn</text:span><text:span text:style-name="T19">, the computation on the older machine say to sort </text:span><text:span text:style-name="T23">64,000 </text:span><text:span text:style-name="T19">records is the same as sorting </text:span><text:span text:style-name="T23">4,096,000 </text:span><text:span text:style-name="T19">records on a 64x faster computer</text:span></text:p>
      <text:p text:style-name="P9"><text:span text:style-name="T13"/></text:p>
      <text:p text:style-name="P9"><text:span text:style-name="T13"/></text:p>
      <text:p text:style-name="P10"><text:span text:style-name="T20">3.5</text:span></text:p>
      <text:p text:style-name="P11"><text:span text:style-name="T9"/></text:p>
      <text:p text:style-name="P11"><text:span text:style-name="T9">n = 1x</text:span></text:p>
      <text:p text:style-name="P11"><text:span text:style-name="T9">n</text:span><text:span text:style-name="T3">2</text:span><text:span text:style-name="T9"> = log</text:span><text:span text:style-name="T25">2</text:span><text:span text:style-name="T9">100 </text:span><text:span text:style-name="T7">≈</text:span><text:span text:style-name="T9"> 6.64x size</text:span></text:p>
      <text:p text:style-name="P11"><text:span text:style-name="T9">n</text:span><text:span text:style-name="T3">3</text:span><text:span text:style-name="T9"> = log</text:span><text:span text:style-name="T25">3</text:span><text:span text:style-name="T9">100 </text:span><text:span text:style-name="T7">≈</text:span><text:span text:style-name="T9"> 4.19x size</text:span></text:p>
      <text:p text:style-name="P12"><text:span text:style-name="T9">2</text:span><text:span text:style-name="T3">n</text:span><text:span text:style-name="T9"> = </text:span><text:span text:style-name="T7">√</text:span><text:span text:style-name="T9">(100) </text:span><text:span text:style-name="T7">≈</text:span><text:span text:style-name="T9"> 10x size</text:span></text:p>
      <text:p text:style-name="P12"><text:span text:style-name="T9"/></text:p>
      <text:p text:style-name="P15"><text:span text:style-name="T9">3.6</text:span></text:p>
      <text:p text:style-name="P15"><text:span text:style-name="T9"/></text:p>
      <text:p text:style-name="P1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0:09:39.940000000</meta:creation-date>
    <dc:date>2015-02-09T11:44:25.784000000</dc:date>
    <meta:editing-duration>PT1H34M37S</meta:editing-duration>
    <meta:editing-cycles>24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22" meta:word-count="253" meta:character-count="1113" meta:non-whitespace-character-count="852"/>
  </office:meta>
</office:document-meta>
</file>